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8335in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 style:list-style-name="WW8Num1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3.5in" fo:margin-right="0in" fo:text-indent="0in" style:auto-text-indent="false"/>
    </style:style>
    <style:style style:name="P8" style:family="paragraph" style:parent-style-name="Standard">
      <style:paragraph-properties fo:margin-left="1.5in" fo:margin-right="0in" fo:text-indent="0.5in" style:auto-text-indent="false"/>
    </style:style>
    <style:style style:name="P9" style:family="paragraph" style:parent-style-name="Standard">
      <style:paragraph-properties fo:margin-left="3in" fo:margin-right="0in" fo:text-indent="0.5in" style:auto-text-indent="false"/>
    </style:style>
    <style:style style:name="P10" style:family="paragraph" style:parent-style-name="Standard">
      <style:paragraph-properties fo:margin-left="1.5in" fo:margin-right="0in" fo:text-indent="-1in" style:auto-text-indent="false"/>
    </style:style>
    <style:style style:name="P11" style:family="paragraph" style:parent-style-name="Standard">
      <style:paragraph-properties fo:margin-left="0.5in" fo:margin-right="0in" fo:text-indent="-0.5in" style:auto-text-indent="false"/>
    </style:style>
    <style:style style:name="P12" style:family="paragraph" style:parent-style-name="Standard">
      <style:paragraph-properties fo:margin-left="2.5in" fo:margin-right="0in" fo:text-indent="0.5in" style:auto-text-indent="false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. Blust to R. Forkel</text:p>
      <text:p text:style-name="Standard">ACD additions and upgrades-2</text:p>
      <text:p text:style-name="Standard"/>
      <text:p text:style-name="Standard">NEW COMPARISONS</text:p>
      <text:p text:style-name="Standard"><text:tab/><text:tab/><text:tab/></text:p>
      <text:p text:style-name="Standard">PPh<text:tab/>*alabaqab <text:tab/><text:tab/>unquenchable thirst</text:p>
      <text:p text:style-name="P5">WMP</text:p>
      <text:p text:style-name="P5">Ilokano<text:span text:style-name="T1"> <text:tab/></text:span><text:tab/>alabáab <text:tab/><text:tab/>unappeasable thirst</text:p>
      <text:p text:style-name="P5">Pangasinan <text:tab/><text:tab/>alabáb <text:tab/><text:tab/><text:tab/>to drink much wine</text:p>
      <text:p text:style-name="P5">Binukid<text:tab/><text:tab/>alabɁab <text:tab/><text:tab/>greedy (in eating), voracious</text:p>
      <text:p text:style-name="Standard"/>
      <text:p text:style-name="P5">NOTE: PPH *buk(e)law, *lamun/lamut, and *sibáq ‘gluttonous’ referred to a </text:p>
      <text:p text:style-name="P5">runaway appetite for food; this term may have designated uncontrollable thirst.</text:p>
      <text:p text:style-name="Standard">===============================================================</text:p>
      <text:p text:style-name="Standard"/>
      <text:p text:style-name="Standard">PPh <text:tab/>*aláw <text:tab/><text:tab/><text:tab/>to catch someone or something that has escaped</text:p>
      <text:p text:style-name="P5">WMP</text:p>
      <text:p text:style-name="P6">Ilokano <text:tab/><text:tab/>aláw<text:tab/><text:tab/><text:tab/>rescue; method of getting back a lost spirit </text:p>
      <text:p text:style-name="P7">by putting water in a white bowl, dekernel 27 kernels of plain rice, pray the Apostle’s creed….</text:p>
      <text:p text:style-name="P5">Bikol <text:tab/><text:tab/><text:tab/>álaw <text:tab/><text:tab/><text:tab/>to seek refuge at or with</text:p>
      <text:p text:style-name="P5">Cebuano<text:tab/><text:tab/>aláw <text:tab/><text:tab/><text:tab/>watch s.o. from hiding unobserved; watch </text:p>
      <text:p text:style-name="P7">for, wait for; be after s.t. with a hidden motive</text:p>
      <text:p text:style-name="P8">alaw-álaw <text:tab/><text:tab/>try to get to see someone hard to see by </text:p>
      <text:p text:style-name="P9">catching him somewhere</text:p>
      <text:p text:style-name="P5">Manobo (Western</text:p>
      <text:p text:style-name="P5">Bukidnon)<text:tab/><text:tab/> alew <text:tab/><text:tab/><text:tab/>to catch, as one catches a chicken; to look </text:p>
      <text:p text:style-name="P9">for and fetch someone<text:tab/></text:p>
      <text:p text:style-name="P5">Mansaka<text:tab/><text:tab/>araw <text:tab/><text:tab/><text:tab/>to drive (as animals and fish); to chase</text:p>
      <text:p text:style-name="P5">Binukid <text:tab/><text:tab/>alaw <text:tab/><text:tab/><text:tab/>to run after, chase (a person or animal in </text:p>
      <text:p text:style-name="P9">order to catch him/it)</text:p>
      <text:p text:style-name="Standard"/>
      <text:p text:style-name="P5">NOTE: Philippine reflexes of PAN *qusiR ‘pursuit, as of enemies or game’ refer </text:p>
      <text:p text:style-name="P5">to alien people or wild animals, but *aláw appears to refer to something formerly</text:p>
      <text:p text:style-name="P5">with the pursuer that has fled or escaped, and must be recaptured (the fleeing </text:p>
      <text:p text:style-name="P5">spirit of an ailing person, a domestic animal that has run off, etc). The Ilokano </text:p>
      <text:p text:style-name="P6">word refers to a traditional animistic healing ceremony of soul capture overlaid with a veneer of Christianity.</text:p>
      <text:p text:style-name="Standard">===============================================================</text:p>
      <text:p text:style-name="Standard"/>
      <text:p text:style-name="Standard">PPh<text:tab/>*alug(e)báti <text:tab/><text:tab/>kind of vegetable</text:p>
      <text:p text:style-name="Standard"><text:tab/>WMP</text:p>
      <text:p text:style-name="Standard"><text:tab/>Ilokano <text:tab/><text:tab/>alugbáti <text:tab/><text:tab/>species of plant with edible leaves and </text:p>
      <text:p text:style-name="P9">reddish stems: Malabar nightshade</text:p>
      <text:p text:style-name="P5"><text:soft-page-break/>Agutaynen <text:tab/><text:tab/>alogbati<text:span text:style-name="T1"> </text:span><text:tab/><text:tab/>plant similar to a sweet potato vine; the vine </text:p>
      <text:p text:style-name="P7">is red or maroon and climbs up fences; the young leaves are edible</text:p>
      <text:p text:style-name="P5">Aklanon <text:tab/><text:tab/>aeogbáti<text:span text:style-name="T1"><text:tab/><text:tab/></text:span>a vegetable: <text:span text:style-name="T1">Basella rubra</text:span> L.</text:p>
      <text:p text:style-name="P5">Cebuano <text:tab/><text:tab/>alugbáti <text:tab/><text:tab/>k.o. vine with leaves widely used as a </text:p>
      <text:p text:style-name="P9">vegetable: <text:span text:style-name="T1">Basilla rubra</text:span></text:p>
      <text:p text:style-name="Standard"/>
      <text:p text:style-name="P5">NOTE: Quadrisyllabic comparisons that do not contain the *qali/kali- prefix are </text:p>
      <text:p text:style-name="P5">suspect, and if the heterorganic cluster in the reflexes was earlier separated by a </text:p>
      <text:p text:style-name="P5">schwa the base morpheme had an unprecedented five syllables. <text:s/>This may be a </text:p>
      <text:p text:style-name="P5">loan from a non-AN source, but no promising candidate has been found.</text:p>
      <text:p text:style-name="Standard">===============================================================</text:p>
      <text:p text:style-name="Standard"/>
      <text:p text:style-name="P1">PPh<text:tab/>*aluyun <text:tab/><text:tab/>mutual aid, as in farm work or house-building</text:p>
      <text:p text:style-name="P1"><text:tab/>WMP</text:p>
      <text:p text:style-name="P1"><text:tab/>Ibaloy <text:tab/><text:tab/><text:tab/>adoyon <text:tab/><text:tab/>system of mutual and reciprocal work (the </text:p>
      <text:p text:style-name="P1"><text:tab/><text:tab/><text:tab/><text:tab/><text:tab/><text:tab/><text:tab/>farm family gains manpower by asking for </text:p>
      <text:p text:style-name="P1"><text:tab/><text:tab/><text:tab/><text:tab/><text:tab/><text:tab/><text:tab/>help from their neighbors, and is in return <text:s/></text:p>
      <text:p text:style-name="P1"><text:tab/><text:tab/><text:tab/><text:tab/><text:tab/><text:tab/><text:tab/>obligated to reciprocate with work for their </text:p>
      <text:p text:style-name="P1"><text:tab/><text:tab/><text:tab/><text:tab/><text:tab/><text:tab/><text:tab/>neighbors in their fields, repairing irrigation </text:p>
      <text:p text:style-name="P1"><text:tab/><text:tab/><text:tab/><text:tab/><text:tab/><text:tab/><text:tab/>canals, building a house and the like)</text:p>
      <text:p text:style-name="P1"><text:tab/>Mansaka <text:tab/><text:tab/>aroyon <text:tab/><text:tab/>to help one another (in work activity)</text:p>
      <text:p text:style-name="P1"><text:tab/><text:tab/><text:tab/><text:tab/></text:p>
      <text:p text:style-name="P1"><text:tab/>NOTE: This sparsely attested, but culturally important comparison, documents a</text:p>
      <text:p text:style-name="P1"><text:tab/>practice that must have been all but universal in Neolithic societies, namely, the </text:p>
      <text:p text:style-name="P1"><text:tab/>need for cooperative labor with work projects that everyone needed at some time, </text:p>
      <text:p text:style-name="P1"><text:tab/>but no one could do alone, such as building a house, bringing in the harvest, and </text:p>
      <text:p text:style-name="P1"><text:tab/>the like (as evidence that it extended beyond the Philippines, it is the national </text:p>
      <text:p text:style-name="P1"><text:tab/>concept of <text:span text:style-name="T1">gotong royong</text:span> (mutual aid) in Indonesia.</text:p>
      <text:p text:style-name="Standard">===============================================================</text:p>
      <text:p text:style-name="Standard"/>
      <text:p text:style-name="Standard">PPh<text:tab/>*amiliq <text:tab/><text:tab/>uncooperative</text:p>
      <text:p text:style-name="Standard"><text:tab/>WMP</text:p>
      <text:p text:style-name="P5">Ifugaw <text:tab/><text:tab/>amíli <text:tab/><text:tab/><text:tab/>to avoid obedience, to refuse to be obedient</text:p>
      <text:p text:style-name="P6">Binukid <text:tab/><text:tab/>amiliɁ <text:tab/><text:tab/><text:tab/>choosy, not easily contented, fussy; to be </text:p>
      <text:p text:style-name="P9">choosy, fussy, etc.</text:p>
      <text:p text:style-name="P9"/>
      <text:p text:style-name="P5">NOTE: Possibly related to PAN *piliq ‘to choose, select’.</text:p>
      <text:p text:style-name="Standard">===============================================================</text:p>
      <text:p text:style-name="Standard"/>
      <text:p text:style-name="Standard">PPh<text:tab/>*amúl <text:tab/><text:tab/><text:tab/>to suck on, as candy</text:p>
      <text:p text:style-name="Standard"><text:tab/>WMP</text:p>
      <text:p text:style-name="Standard"><text:tab/>Ilokano <text:tab/><text:tab/>ammól <text:tab/> <text:tab/>to hold in the mouth; play with s.t. in the </text:p>
      <text:p text:style-name="P9">mouth</text:p>
      <text:p text:style-name="P5">Sambal (Botolan)<text:tab/> amol-amól <text:tab/><text:tab/>to suck on, as candy</text:p>
      <text:p text:style-name="P5">Manobo (Western</text:p>
      <text:p text:style-name="P5"><text:soft-page-break/>Bukidnon) <text:tab/><text:tab/>amul <text:tab/><text:tab/><text:tab/>to suck on s.t.</text:p>
      <text:p text:style-name="P5">Mansaka <text:tab/><text:tab/>amol <text:tab/><text:tab/><text:tab/>to lick the seed of a fruit in eating its meat; </text:p>
      <text:p text:style-name="P7">to lick the hand in order to eat any remaining particles of food</text:p>
      <text:p text:style-name="P5">Tboli <text:tab/><text:tab/><text:tab/>amul<text:tab/> <text:tab/><text:tab/>to suck on, as candy, one’s thumb</text:p>
      <text:p text:style-name="Standard"/>
      <text:p text:style-name="Standard">NOTE: Ilokano<text:span text:style-name="T1"> ammól </text:span>is assumed to reflect *am-amul.</text:p>
      <text:p text:style-name="Standard">===============================================================</text:p>
      <text:p text:style-name="Standard"/>
      <text:p text:style-name="Standard">PPh<text:tab/>*amulúŋ <text:tab/><text:tab/>type of wild vine used to blacken the teeth</text:p>
      <text:p text:style-name="Standard"><text:tab/>WMP</text:p>
      <text:p text:style-name="P5">Arta <text:tab/><text:tab/><text:tab/>amuluŋ <text:tab/><text:tab/>type of wild vine (substitute for betel nut)</text:p>
      <text:p text:style-name="P5">Dumagat (Casiguran)<text:tab/>amulóŋ <text:tab/><text:tab/>type of vine chewed as a substitute for betel<text:tab/><text:tab/><text:tab/><text:tab/><text:tab/><text:tab/><text:tab/><text:tab/>nut; it causes the spittle to turn black</text:p>
      <text:p text:style-name="P5">Bikol <text:tab/><text:tab/><text:tab/>amlóŋ <text:tab/><text:tab/><text:tab/>vine hanging from trees in the forest and </text:p>
      <text:p text:style-name="P9">used to make baskets</text:p>
      <text:p text:style-name="P5">Hanunóo <text:tab/><text:tab/>amlúŋ <text:tab/><text:tab/><text:tab/>any of several useful climbing ferns, some </text:p>
      <text:p text:style-name="P9">of which are used to blacken the teeth</text:p>
      <text:p text:style-name="Standard"/>
      <text:p text:style-name="P5">NOTE: With unexplained loss of the medial vowel in in Bikol and Hanunóo.</text:p>
      <text:p text:style-name="Standard">===============================================================</text:p>
      <text:p text:style-name="P1"/>
      <text:p text:style-name="Standard">PPh <text:tab/>*amuŋ<text:tab/><text:tab/><text:tab/>dispute resolution; to resolve a dispute</text:p>
      <text:p text:style-name="Standard"><text:tab/>WMP</text:p>
      <text:p text:style-name="P5">Ibaloy <text:tab/><text:tab/><text:tab/>amoŋ <text:tab/><text:tab/><text:tab/>to refer a case to the authorities, or to the </text:p>
      <text:p text:style-name="P7">council of elders for resolution (as a land quarrel)</text:p>
      <text:p text:style-name="Standard"><text:tab/>Waray <text:tab/><text:tab/><text:tab/>amóŋ <text:tab/><text:tab/><text:tab/>disturbance; the act of bothering; to be a </text:p>
      <text:p text:style-name="P7">party accidentally with untoward incident or situation</text:p>
      <text:p text:style-name="Standard">===============================================================</text:p>
      <text:p text:style-name="P1"/>
      <text:p text:style-name="P1">PPh<text:tab/>*anag <text:tab/><text:tab/><text:tab/>flavor</text:p>
      <text:p text:style-name="P1"><text:tab/>WMP</text:p>
      <text:p text:style-name="P1"><text:tab/>Ilokano <text:tab/><text:tab/>ánag <text:tab/><text:tab/><text:tab/>flavor; meaning; savor; characteristic </text:p>
      <text:p text:style-name="P1"><text:tab/><text:tab/><text:tab/><text:tab/><text:tab/><text:tab/><text:tab/>property</text:p>
      <text:p text:style-name="P1"><text:tab/>Palawano <text:tab/><text:tab/>anag <text:tab/><text:tab/><text:tab/>blandness, tastelessness</text:p>
      <text:p text:style-name="P1"><text:tab/>Mansaka <text:tab/><text:tab/>anag <text:tab/><text:tab/><text:tab/>spices; seasoning</text:p>
      <text:p text:style-name="Standard">===============================================================</text:p>
      <text:p text:style-name="Standard"/>
      <text:p text:style-name="Standard">PPh <text:tab/>*andurug <text:tab/><text:tab/>share space or feelings with s.o, put oneself in another’s place</text:p>
      <text:p text:style-name="Standard"><text:tab/>WMP</text:p>
      <text:p text:style-name="P5">Kankanaey <text:tab/><text:tab/>andulúg <text:tab/><text:tab/>to lie down with a companion</text:p>
      <text:p text:style-name="P5">Bikol <text:tab/><text:tab/><text:tab/>andúrog <text:tab/><text:tab/>to share experiences or feelings; to live </text:p>
      <text:p text:style-name="P9">vicariously</text:p>
      <text:p text:style-name="P5">Maranao<text:tab/> <text:tab/>doro-dorog <text:tab/><text:tab/>adjacent; side-by-side</text:p>
      <text:p text:style-name="P5"><text:soft-page-break/>Manobo (Western</text:p>
      <text:p text:style-name="P5">Bukidnon) <text:tab/><text:tab/>durug <text:tab/><text:tab/><text:tab/>to sit beside s.o.; the one who is sitting </text:p>
      <text:p text:style-name="P9">beside s.o.</text:p>
      <text:p text:style-name="Standard"/>
      <text:p text:style-name="Standard"><text:tab/>NOTE: I assume regular reduction of VNC- clusters in the antepenult of native </text:p>
      <text:p text:style-name="Standard"><text:s/><text:tab/>Maranao and Western Bukidnon Manobo words.</text:p>
      <text:p text:style-name="Standard">===============================================================</text:p>
      <text:p text:style-name="Standard"/>
      <text:p text:style-name="Standard">PPh<text:tab/>*antad <text:tab/><text:tab/><text:tab/>open and spacious terrain</text:p>
      <text:p text:style-name="Standard"><text:tab/>WMP</text:p>
      <text:p text:style-name="Standard"><text:tab/>Aklanon <text:tab/><text:tab/>antad <text:tab/><text:tab/><text:tab/>gap, distance, space</text:p>
      <text:p text:style-name="Standard"><text:tab/>Tontemboan<text:tab/><text:tab/>atar <text:tab/><text:tab/><text:tab/>open and spacious terrain</text:p>
      <text:p text:style-name="Standard">===============================================================</text:p>
      <text:p text:style-name="Standard"/>
      <text:p text:style-name="Standard">PPh<text:tab/>*apa <text:tab/><text:tab/><text:tab/>to be upset, defensive or angry</text:p>
      <text:p text:style-name="Standard"><text:tab/>WMP</text:p>
      <text:p text:style-name="P5">Ifugaw <text:tab/><text:tab/>apá <text:tab/><text:tab/><text:tab/>exclammation expressing fear, provoking </text:p>
      <text:p text:style-name="P9">compassion or protection</text:p>
      <text:p text:style-name="P5">Ifugaw (Batad)<text:tab/> āpa <text:tab/><text:tab/><text:tab/>covetousness; jealousy; to begrudge, be </text:p>
      <text:p text:style-name="P9">covetous or jealous</text:p>
      <text:p text:style-name="P5">Ibaloy <text:tab/><text:tab/><text:tab/>apa <text:tab/><text:tab/><text:tab/>to be oversensitive, react defensively, </text:p>
      <text:p text:style-name="P7">become angry or upset upon being criticized, insulted or rejected</text:p>
      <text:p text:style-name="P5">Binukid <text:tab/><text:tab/>apa <text:tab/><text:tab/><text:tab/>to get upset and angry</text:p>
      <text:p text:style-name="Standard">===============================================================</text:p>
      <text:p text:style-name="Standard"/>
      <text:p text:style-name="Standard">PPh<text:tab/>*ápaw<text:tab/><text:tab/><text:tab/>to overflow</text:p>
      <text:p text:style-name="Standard"><text:tab/>WMP</text:p>
      <text:p text:style-name="P5">Ilokano <text:tab/><text:tab/>um-ápaw<text:tab/><text:tab/>to overwhelm, overflow</text:p>
      <text:p text:style-name="P5">Tagalog <text:tab/><text:tab/>ápaw <text:tab/><text:tab/><text:tab/>overflow; a flowing over; flood</text:p>
      <text:p text:style-name="P5">Aklanon <text:tab/><text:tab/>ápaw <text:tab/><text:tab/><text:tab/>to exceed, go beyond; above one’s head (as </text:p>
      <text:p text:style-name="P9">river water)</text:p>
      <text:p text:style-name="Standard">===============================================================</text:p>
      <text:p text:style-name="Standard"/>
      <text:p text:style-name="Standard">PPh <text:tab/>*apel <text:tab/><text:tab/><text:tab/>congealed blood, blood clot</text:p>
      <text:p text:style-name="Standard"><text:tab/>WMP</text:p>
      <text:p text:style-name="P5">Keley-i <text:s/><text:tab/><text:tab/>apel <text:tab/><text:tab/><text:tab/>congealed blood; thickened, hardened blood</text:p>
      <text:p text:style-name="P5">Cebuano <text:tab/><text:tab/>ápul <text:tab/><text:tab/><text:tab/>coagulated blood</text:p>
      <text:p text:style-name="P5">Mansaka <text:tab/><text:tab/>apul <text:tab/><text:tab/><text:tab/>blood</text:p>
      <text:p text:style-name="P5">Tausug <text:tab/><text:tab/>apul <text:tab/><text:tab/><text:tab/>coagulated blood</text:p>
      <text:p text:style-name="Standard">===============================================================</text:p>
      <text:p text:style-name="Standard"/>
      <text:p text:style-name="Standard"><text:s/>PPh<text:tab/>*ap(e)lag/ap(e)lak <text:tab/>to lay out flat, as a mat </text:p>
      <text:p text:style-name="Standard"><text:tab/>WMP</text:p>
      <text:p text:style-name="P5">(a) <text:tab/></text:p>
      <text:p text:style-name="P5">Ilokano <text:tab/><text:tab/>aplág <text:tab/><text:tab/><text:tab/>to spread, unfurl (as a towel on the sand)</text:p>
      <text:p text:style-name="P6"><text:soft-page-break/>Dumagat (Casiguran)<text:tab/>aplág <text:tab/><text:tab/><text:tab/>to be lying aslant (of grass, growing rice, </text:p>
      <text:p text:style-name="P7">corn, etc.); to push grass over so that it is not standing straight up</text:p>
      <text:p text:style-name="P5">Bontok <text:tab/><text:tab/>aplág <text:tab/><text:tab/><text:tab/>sleeping mat</text:p>
      <text:p text:style-name="P5">Kankanaey <text:tab/><text:tab/>men-aplág <text:tab/><text:tab/>to lay the cloth, the mat; to make the bed</text:p>
      <text:p text:style-name="P10">Ibaloy <text:tab/><text:tab/>apdag <text:tab/><text:tab/><text:tab/>to spread s.t. that was folded or rolled (as <text:tab/><text:tab/><text:tab/><text:tab/><text:tab/>rug, sleeping mat, blanket)</text:p>
      <text:p text:style-name="P5">Ayta Abellen<text:tab/> <text:tab/>aplag <text:tab/><text:tab/><text:tab/>lying as dead</text:p>
      <text:p text:style-name="P1"><text:tab/>(b) </text:p>
      <text:p text:style-name="P1"><text:tab/>Sambal (Botolan)<text:tab/>aplák<text:tab/><text:tab/><text:tab/>to spread out (as mat)</text:p>
      <text:p text:style-name="P1"><text:tab/>Mansaka <text:tab/><text:tab/>aplak <text:tab/><text:tab/><text:tab/>to lay out flat (as a mat)</text:p>
      <text:p text:style-name="Standard">===============================================================</text:p>
      <text:p text:style-name="Standard"/>
      <text:p text:style-name="Standard">PWMP<text:tab/> *gawaq<text:tab/><text:tab/>work, official activity</text:p>
      <text:p text:style-name="P5">WMP</text:p>
      <text:p text:style-name="P5">Pangasinan<text:tab/><text:tab/>gawá<text:tab/><text:tab/><text:tab/>task; to do,work, make</text:p>
      <text:p text:style-name="Standard"><text:tab/>Botolan Sambal<text:tab/>gawáɁ<text:tab/><text:tab/><text:tab/>to do, to make, to build</text:p>
      <text:p text:style-name="Standard"><text:tab/>Kapampangan<text:tab/><text:tab/>gawáɁ<text:tab/><text:tab/><text:tab/>to make something for someone</text:p>
      <text:p text:style-name="Standard"><text:tab/>Tagalog<text:tab/><text:tab/>gawáɁ<text:tab/><text:tab/><text:tab/>work; occupation; act, an action; </text:p>
      <text:p text:style-name="P9">product, a result of work</text:p>
      <text:p text:style-name="P11"><text:tab/>Iban<text:tab/><text:tab/><text:tab/>gawaɁ<text:tab/><text:tab/><text:tab/>work, business; be busy; anything </text:p>
      <text:p text:style-name="P9">important or serious that has to be </text:p>
      <text:p text:style-name="P9">done, sacred rite, essential and </text:p>
      <text:p text:style-name="P9">solemn part of a festival</text:p>
      <text:p text:style-name="Standard"><text:tab/>Toba Batak<text:tab/><text:tab/>gao<text:tab/><text:tab/><text:tab/>to work (in certain expressions, as</text:p>
      <text:p text:style-name="Standard"><text:tab/><text:tab/><text:tab/><text:tab/><text:tab/><text:tab/><text:tab/><text:span text:style-name="T1">horbo gao na um-boto mar-gao</text:span> ‘a </text:p>
      <text:p text:style-name="P9">well-trained carabao that can work’)</text:p>
      <text:p text:style-name="P9"/>
      <text:p text:style-name="Standard">NOTE: This is a problematic comparison first proposed by Dempwolff (1938) as *gawa ‘to work’, which he distinguished from *gaway ‘magical activity’. <text:s/>The comparison given here supports the first of these reconstructions as *gawaq rather than *gawa, except that Iban shows final glottal stop for expected -<text:span text:style-name="T1">h</text:span>. <text:s/>The second appears here as PWMP *gaway ‘religious feast, festivity’. <text:s/>Complicating the picture are western Indonesian forms such as Sundanese <text:span text:style-name="T1">gawe</text:span> ‘work, business’, <text:span text:style-name="T1">pa-gawe </text:span>‘worker’, Old Javanese <text:span text:style-name="T1">gaway ~ gawe</text:span> ‘work, task, occupation; work, product; feast, celebration; use, purpose’, Balinese <text:span text:style-name="T1">gawe </text:span>‘to do, make, work’, and Sasak gawe ‘work, performance’ which suggest that *gaway may be an affixed form of *gawaq.</text:p>
      <text:p text:style-name="Standard">===============================================================</text:p>
      <text:p text:style-name="P2"/>
      <text:p text:style-name="P2">UPGRADES/FIXES</text:p>
      <text:p text:style-name="P2"/>
      <text:p text:style-name="P2">Please replace the current entry for PMP *laku ‘civet cat’, with the following upgrade:</text:p>
      <text:p text:style-name="P2"/>
      <text:p text:style-name="Standard">PAN<text:tab/>*laku<text:tab/>civet cat</text:p>
      <text:p text:style-name="Standard"/>
      <text:p text:style-name="Standard">F:<text:tab/>Kavalan<text:tab/><text:tab/>raqu<text:tab/><text:tab/>weasel</text:p>
      <text:p text:style-name="Standard"/>
      <text:p text:style-name="Standard"><text:soft-page-break/>WMP: Maranao<text:tab/><text:tab/>lako<text:tab/><text:tab/>wildcat</text:p>
      <text:p text:style-name="Standard"><text:tab/>Manobo (Western</text:p>
      <text:p text:style-name="Standard"><text:tab/>Bukidnon)<text:tab/><text:tab/>laku<text:tab/><text:tab/>a small dog-like animal</text:p>
      <text:p text:style-name="Standard"><text:tab/>Binukid<text:tab/><text:tab/>laku<text:tab/><text:tab/>small mammal of the feline family; civet cat</text:p>
      <text:p text:style-name="Standard"/>
      <text:p text:style-name="Standard">CMP: <text:s/>Rembong<text:tab/><text:tab/>laku<text:tab/><text:tab/>civet cat</text:p>
      <text:p text:style-name="Standard"><text:tab/>Tetun<text:tab/><text:tab/><text:tab/>laku<text:tab/><text:tab/>a small savage carnivorous four-legged </text:p>
      <text:p text:style-name="P12">animal</text:p>
      <text:p text:style-name="Standard"/>
      <text:p text:style-name="P6">NOTE: Reflexes of PMP *musaŋ, originally reconstructed by Dempwolff (1938), are found from northern Luzon to western Flores, and so imply that a lexical distinction was made between two types of civet cat, most likely a larger and a smaller variety, as these are distinguished in some languages (cf. Manggarai <text:span text:style-name="T1">kula </text:span>‘civet cat’, <text:span text:style-name="T1">kula</text:span> <text:span text:style-name="T1">mucaŋ</text:span> ‘large male civet cat’). <text:s/>As for the Kavalan reflex, there are no weasels in Taiwan.</text:p>
      <text:p text:style-name="Standard">===============================================================</text:p>
      <text:p text:style-name="Standard"/>
      <text:p text:style-name="Standard">Fixes:</text:p>
      <text:p text:style-name="Standard"/>
      <text:list xml:id="list2095531088" text:style-name="WW8Num1">
        <text:list-item>
          <text:p text:style-name="P3">To PPH *gúguq ‘k.o.tree with bark used as a shampoo’ <text:s/>add the following:</text:p>
        </text:list-item>
      </text:list>
      <text:p text:style-name="Standard"/>
      <text:p text:style-name="Standard">Botolan Sambal<text:tab/><text:tab/>gógoɁ<text:tab/><text:tab/><text:tab/>vine used for shampoo</text:p>
      <text:p text:style-name="Standard"/>
      <text:list xml:id="list91713774068686" text:continue-numbering="true" text:style-name="WW8Num1">
        <text:list-item>
          <text:p text:style-name="P3">To PPH *lábis ‘exceed’ add the following:</text:p>
        </text:list-item>
      </text:list>
      <text:p text:style-name="Standard"/>
      <text:p text:style-name="Standard">WMP:<text:tab/>Binukid<text:tab/><text:tab/>labis<text:tab/><text:tab/><text:tab/>more than</text:p>
      <text:p text:style-name="Standard"/>
      <text:list xml:id="list91713865598315" text:continue-numbering="true" text:style-name="WW8Num1">
        <text:list-item>
          <text:p text:style-name="P3">To PWMP *muqmuq ‘crumbs of food’ add the following:</text:p>
        </text:list-item>
      </text:list>
      <text:p text:style-name="Standard"/>
      <text:p text:style-name="Standard">WMP:</text:p>
      <text:p text:style-name="Standard"><text:tab/>Mansaka<text:tab/><text:tab/>momoɁ<text:tab/><text:tab/>fragments of food left after eating</text:p>
      <text:p text:style-name="Standard"/>
      <text:p text:style-name="Standard">NOTE: Also Botolan Sambal <text:span text:style-name="T1">mómo</text:span> ‘crumbs’.</text:p>
      <text:p text:style-name="Standard"/>
      <text:list xml:id="list91713215275376" text:continue-numbering="true" text:style-name="WW8Num1">
        <text:list-item>
          <text:p text:style-name="P3">PWMP *pantay ‘flat, level’ add the following:</text:p>
        </text:list-item>
      </text:list>
      <text:p text:style-name="Standard"/>
      <text:p text:style-name="Standard">Botolan Sambal<text:tab/><text:tab/>pantáy<text:tab/><text:tab/><text:tab/>level; to level, to make even</text:p>
      <text:p text:style-name="Standard"/>
      <text:list xml:id="list91713953529372" text:continue-numbering="true" text:style-name="WW8Num1">
        <text:list-item>
          <text:p text:style-name="P3">To PWMP *hambeŋ ‘to obstruct, block the way’ add the following:</text:p>
        </text:list-item>
      </text:list>
      <text:p text:style-name="Standard"/>
      <text:p text:style-name="Standard">Botolan Sambal<text:tab/><text:tab/>abéŋ<text:tab/><text:tab/><text:tab/>fish trap; long finger-sized bamboo </text:p>
      <text:p text:style-name="P7">strips are tied together like a curtain and then strung across slow-moving water; center opens into trap area</text:p>
      <text:p text:style-name="P7"/>
      <text:list xml:id="list91713031270028" text:continue-numbering="true" text:style-name="WW8Num1">
        <text:list-item>
          <text:p text:style-name="P3">To PWMP *balagbag ‘thwart, crosspiece’ add the following:</text:p>
        </text:list-item>
      </text:list>
      <text:p text:style-name="Standard"/>
      <text:p text:style-name="Standard"><text:soft-page-break/>Ifugaw<text:tab/><text:tab/><text:tab/><text:tab/>balábag<text:tab/><text:tab/>horizontal positon of a wooden stick, </text:p>
      <text:p text:style-name="P7">a cane, a shelf of canes, a spear including its shaft, etc.<text:tab/></text:p>
      <text:p text:style-name="P7"/>
      <text:list xml:id="list91713377065518" text:continue-numbering="true" text:style-name="WW8Num1">
        <text:list-item>
          <text:p text:style-name="P3">To PPH *bag(e)qut ‘to pull out’ add the following:</text:p>
        </text:list-item>
      </text:list>
      <text:p text:style-name="Standard"/>
      <text:p text:style-name="Standard">Ifugaw<text:tab/><text:tab/><text:tab/><text:tab/>bagút<text:tab/><text:tab/><text:tab/>to pull out a piece of wood that is </text:p>
      <text:p text:style-name="P7">pressed between two other larger pieces of wood; the pulling, therefore, requires an effort, and is not merely taking or drawing out</text:p>
      <text:p text:style-name="P7"/>
      <text:list xml:id="list91713134141380" text:continue-numbering="true" text:style-name="WW8Num1">
        <text:list-item>
          <text:p text:style-name="P3">To PWMP *babaw-2 ‘shallow’ add the following at the beginning of the NOTE:</text:p>
        </text:list-item>
      </text:list>
      <text:p text:style-name="Standard"/>
      <text:p text:style-name="Standard">NOTE: Also Ilokano <text:span text:style-name="T1">abábaw</text:span> ‘shallow; dull, without meaning’, Isneg <text:span text:style-name="T1">ababbáw</text:span> ‘shallow (rivers, wells, holes, etc.)’, Hanunóo <text:span text:style-name="T1">abábaw </text:span>‘shallow’. <text:s/>This comparison suggests either a PPH doublet *abábaw, or an unidentified prefix *a- that has become fossilized as a result of at least two independent historical changes. <text:s/>In the dictionaries of several languages…. </text:p>
      <text:p text:style-name="Standard"/>
      <text:list xml:id="list91713105992839" text:continue-numbering="true" text:style-name="WW8Num1">
        <text:list-item>
          <text:p text:style-name="P3">Change PPH *dilam ‘to stick out the tongue’ to PPH *dilam ‘to lick one’s lips’.</text:p>
        </text:list-item>
      </text:list>
      <text:p text:style-name="P6"/>
      <text:p text:style-name="P2">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Standard"/>
      <text:p text:style-name="Standard">LOANWORDS</text:p>
      <text:p text:style-name="Standard"/>
      <text:p text:style-name="P8">disorder, revolt, trouble</text:p>
      <text:p text:style-name="Standard"/>
      <text:p text:style-name="Standard">WMP:<text:tab/>Ilokano<text:tab/><text:tab/>guló<text:tab/><text:tab/><text:tab/>disorder; revolt, rebellion</text:p>
      <text:p text:style-name="Standard"><text:tab/><text:tab/><text:tab/><text:tab/>ag-guló<text:tab/><text:tab/>to create disorder</text:p>
      <text:p text:style-name="Standard"><text:tab/>Casiguran Dumagat<text:tab/>gulo<text:tab/><text:tab/><text:tab/>noisy fighting, confusion, disorder, </text:p>
      <text:p text:style-name="P7">chaos, tumult, shambles; to make trouble, to fight boisterously</text:p>
      <text:p text:style-name="Standard"><text:tab/>Pangasinan<text:tab/><text:tab/>man-goló<text:tab/><text:tab/>to disrupt, ruin, make trouble</text:p>
      <text:p text:style-name="Standard"><text:tab/>Botolan Sambal<text:tab/>goló<text:tab/><text:tab/><text:tab/>trouble, war; to be troubled</text:p>
      <text:p text:style-name="Standard"><text:tab/>Tagalog<text:tab/><text:tab/>guló<text:tab/><text:tab/><text:tab/>commotion; tumult; trouble;</text:p>
      <text:p text:style-name="Standard"><text:tab/><text:tab/><text:tab/><text:tab/><text:tab/><text:tab/><text:tab/>disorder</text:p>
      <text:p text:style-name="Standard"/>
      <text:p text:style-name="Standard">NOTE: Probably a Tagalog loan distribution.</text:p>
      <text:p text:style-name="Standard">===============================================================</text:p>
      <text:p text:style-name="Standard"/>
      <text:p text:style-name="Standard"><text:tab/><text:tab/><text:tab/><text:tab/>knowledge; view; opinion </text:p>
      <text:p text:style-name="Standard"/>
      <text:p text:style-name="Standard">WMP:<text:tab/>Ilokano<text:tab/><text:tab/>álam<text:tab/><text:tab/><text:tab/>opinion, view; custom, habit</text:p>
      <text:p text:style-name="Standard"><text:tab/>Tagalog<text:tab/><text:tab/>álam<text:tab/><text:tab/><text:tab/>knowledge</text:p>
      <text:p text:style-name="Standard"><text:tab/><text:tab/><text:tab/><text:tab/>alám<text:tab/><text:tab/><text:tab/>known; understood; view, idea</text:p>
      <text:p text:style-name="Standard"><text:tab/>Hanunóo<text:tab/><text:tab/></text:p>
      <text:p text:style-name="Standard"><text:soft-page-break/><text:tab/>Malay<text:tab/><text:tab/><text:tab/>alam<text:tab/><text:tab/><text:tab/>world, universe; all-knowing</text:p>
      <text:p text:style-name="Standard"><text:tab/><text:tab/><text:tab/><text:tab/>pəŋ-alam-an<text:tab/><text:tab/>experience</text:p>
      <text:p text:style-name="Standard"/>
      <text:p text:style-name="Standard">NOTE: Borrowing from Malay, ultimately from Arabic.</text:p>
      <text:p text:style-name="Standard">===============================================================</text:p>
      <text:p text:style-name="Standard"/>
      <text:p text:style-name="Standard"><text:tab/><text:tab/><text:tab/><text:tab/>nearly, almost</text:p>
      <text:p text:style-name="Standard"/>
      <text:p text:style-name="Standard">WMP:<text:tab/>Botolan Sambal <text:tab/>halos<text:tab/><text:tab/><text:tab/>almost</text:p>
      <text:p text:style-name="P5">Tagalog<text:tab/><text:tab/>hálos<text:tab/><text:tab/><text:tab/>nearly; almost; about; just about;</text:p>
      <text:p text:style-name="Standard"><text:tab/><text:tab/><text:tab/><text:tab/><text:tab/><text:tab/><text:tab/>practically</text:p>
      <text:p text:style-name="Standard"><text:tab/>Agutaynen<text:tab/><text:tab/>alos<text:tab/><text:tab/><text:tab/>almost all; nearly, almost</text:p>
      <text:p text:style-name="Standard"><text:tab/>Aklanon<text:tab/><text:tab/>háeos<text:tab/><text:tab/><text:tab/>almost, barely, just about, hardly</text:p>
      <text:p text:style-name="Standard"/>
      <text:p text:style-name="Standard">NOTE: The Botolan Sambal word is a Tagalog loan, and the Agutayen word is like from a Bisayan language.</text:p>
      <text:p text:style-name="P4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z-Top_20_of_20_Form" style:display-name="z-Top of Form" style:family="paragraph" style:parent-style-name="Standard" style:nex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Bottom_20_of_20_Form" style:display-name="z-Bottom of Form" style:family="paragraph" style:parent-style-name="Standard" style:next-style-name="Standard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enu-item-contain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6"><draw:text-box fo:min-height="0.0228in" fo:min-width="0in"><text:p text:style-name="Footer"><text:span text:style-name="Page_20_Number"><text:page-number text:select-page="current">8</text:page-number></text:span></text:p></draw:text-box></draw:frame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</dc:title>
    <dc:subject/>
    <meta:keyword/>
    <dc:description/>
    <meta:initial-creator>blust</meta:initial-creator>
    <meta:creation-date>2021-08-28T22:03:00</meta:creation-date>
    <dc:creator>Robert Blust</dc:creator>
    <dc:date>2021-08-28T23:32:00</dc:date>
    <meta:print-date>2012-03-03T16:58:00</meta:print-date>
    <meta:editing-cycles>7</meta:editing-cycles>
    <meta:editing-duration>PT1H22M</meta:editing-duration>
    <meta:document-statistic meta:table-count="0" meta:image-count="0" meta:object-count="0" meta:page-count="8" meta:paragraph-count="244" meta:word-count="1807" meta:character-count="12659" meta:non-whitespace-character-count="10483"/>
    <meta:generator>LibreOffice/6.4.7.2$Linux_X86_64 LibreOffice_project/40$Build-2</meta:generator>
  </office:meta>
</office:document-meta>
</file>